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d6068" officeooo:paragraph-rsid="000d6068"/>
    </style:style>
    <style:style style:name="P2" style:family="paragraph" style:parent-style-name="Standard">
      <style:text-properties officeooo:rsid="000e3072" officeooo:paragraph-rsid="000e3072"/>
    </style:style>
    <style:style style:name="T1" style:family="text">
      <style:text-properties officeooo:rsid="000e3072"/>
    </style:style>
    <style:style style:name="T2" style:family="text">
      <style:text-properties officeooo:rsid="000fff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our daily life we are confronted with a great deal of information. In order to simplify this complexity, we rely on the extraction of regularities from the environment. For example, through repeated exposures to similar events we build expectations that will guide our future behaviour in similar contexts. We generate prior expectations or schema<text:span text:style-name="T2">s</text:span> that can be more or less strong depending on how well they can help us to make predictions. These priors can be either match or violated. When they are violated, they are thought to generate a prediction error, that leads to the updating of the expectations to incorporate incongruent evidence. What happens to the events that cause PE? Some studies have found that events that are congruent with …</text:p>
      <text:p text:style-name="P1">Therefore, evidence is mixed. </text:p>
      <text:p text:style-name="P1"/>
      <text:p text:style-name="P1">In order to investigate the relationship PE and memory we decided to create different levels of PE by manipulating the prior expectations. We had participants learn associations between contexts, scenes, and object categories. These associations could vary so that some contexts, the high prior contexts, were highly predictive of an object category, while in other contexts, the flat prior contexts, the object categories were equally likely to appear. <text:line-break/></text:p>
      <text:p text:style-name="P1">After learning the contingencies, participants had to do a task, the prediction task, in which they were asked to predict the object category that would appear on each context. After making their choice, a trial unique object appeared on top of the context, telling participant if their prediction was right or wrong. Importantly, the trial unique object could either match or violate their previously learned expectations. </text:p>
      <text:p text:style-name="P1"/>
      <text:p text:style-name="P1">In order to derive trial-level PE, we used A reinforcement learning computational model. In this model, the Q represent the strength of the expectations that an object category would appear on a specific context. It was updated on every trial by adding the previous expectation to the prediction error multiplied by the learning rate. </text:p>
      <text:p text:style-name="P1"/>
      <text:p text:style-name="P1">Results show that there was a quadratic effect of PE on memory, so that <text:span text:style-name="T1">intermediate levels of PE and encoding led to increased likelihood of remembering an item in the subsequent recognition test. </text:span></text:p>
      <text:p text:style-name="P1"/>
      <text:p text:style-name="P1">Interestingly, there was an interaction between PE and prediction outcome. When participants correctly predicted the object category, stronger PE, and thus weaker prior, led to <text:span text:style-name="T1">better memory, while when participants incorrectly predicted the items, the oppositve was true. Stronger prediction error was associated to worse memory. </text:span></text:p>
      <text:p text:style-name="P1"/>
      <text:p text:style-name="P2">These data show that it is important to consider the moderating role of prediction outcome and the task that participants are doing. <text:line-break/>Results are in line with studies finding </text:p>
      <text:p text:style-name="P2"/>
      <text:p text:style-name="P2">They also suggest tha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10T12:23:17.048521195</meta:creation-date>
    <dc:date>2021-09-10T13:01:37.039741049</dc:date>
    <meta:editing-duration>PT1M49S</meta:editing-duration>
    <meta:editing-cycles>1</meta:editing-cycles>
    <meta:document-statistic meta:table-count="0" meta:image-count="0" meta:object-count="0" meta:page-count="1" meta:paragraph-count="9" meta:word-count="428" meta:character-count="2721" meta:non-whitespace-character-count="2292"/>
    <meta:generator>LibreOffice/7.1.5.2$MacOSX_X86_64 LibreOffice_project/85f04e9f809797b8199d13c421bd8a2b025d52b5</meta:generator>
  </office:meta>
</office:document-meta>
</file>